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list-style-name="">
      <style:paragraph-properties style:text-autospace="none"/>
    </style:style>
    <style:style style:name="T1" style:family="text">
      <style:text-properties fo:color="#000000" style:font-name="Segoe UI" fo:font-size="15pt" fo:font-weight="normal" style:font-name-asian="Segoe UI" style:font-size-asian="15pt" style:font-weight-asian="normal" style:font-name-complex="Segoe UI" style:font-size-complex="15pt" style:font-weight-complex="normal"/>
    </style:style>
    <style:style style:name="T2" style:family="text">
      <style:text-properties fo:color="#000000" style:font-name="Segoe UI" fo:font-size="15pt" fo:font-style="normal" fo:font-weight="normal" style:font-name-asian="Segoe UI" style:font-size-asian="15pt" style:font-style-asian="normal" style:font-weight-asian="normal" style:font-name-complex="Segoe UI" style:font-size-complex="15pt" style:font-style-complex="normal" style:font-weight-complex="normal"/>
    </style:style>
    <style:style style:name="T3" style:family="text">
      <style:text-properties fo:color="#000000" style:font-name="Segoe UI" fo:font-size="22pt" fo:font-weight="normal" style:font-name-asian="Segoe UI" style:font-size-asian="22pt" style:font-weight-asian="normal" style:font-name-complex="Segoe UI" style:font-size-complex="22pt" style:font-weight-complex="normal"/>
    </style:style>
    <style:style style:name="T4" style:family="text">
      <style:text-properties fo:color="#000000" style:font-name="Segoe UI" fo:font-size="22pt" fo:font-style="italic" fo:font-weight="normal" style:font-name-asian="Segoe UI" style:font-size-asian="22pt" style:font-style-asian="italic" style:font-weight-asian="normal" style:font-name-complex="Segoe UI" style:font-size-complex="22pt" style:font-style-complex="italic" style:font-weight-complex="normal"/>
    </style:style>
    <style:style style:name="T5" style:family="text">
      <style:text-properties fo:color="#000000" style:font-name="Segoe UI" fo:font-size="22pt" fo:font-style="normal" fo:font-weight="normal" style:font-name-asian="Segoe UI" style:font-size-asian="22pt" style:font-style-asian="normal" style:font-weight-asian="normal" style:font-name-complex="Segoe UI" style:font-size-complex="22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vereignty of the Word</text:p>
      <text:p text:style-name="P1"/>
      <text:p text:style-name="P1">31/1/26</text:p>
      <text:p text:style-name="P1"/>
      <text:p text:style-name="P1">If I make a choice about the sovereignty of the Word of God then this choice ought to inform my life. If I really believe that the Holy Bible is really the Sovereign Word of the Living God!!! Plenty of people out there who claim to hear from God every day and thus one ought to listen to them. But we have been warned in advance</text:p>
      <text:p text:style-name="P1"/>
      <text:p text:style-name="P1"><text:span text:style-name="T1">3 </text:span><text:span text:style-name="T3"><text:s/>Now as He sat on the Mount of Olives, the disciples came to Him privately, saying, “Tell us, when will these things be? And what </text:span><text:span text:style-name="T4">will be</text:span><text:span text:style-name="T5"> the sign of Your coming, and of the end of the age?”</text:span></text:p>
      <text:p text:style-name="P2"><text:span text:style-name="T2">4 ¶ </text:span><text:span text:style-name="T5"><text:s/>And Jesus answered and said to them: “Take heed that no one deceives you.</text:span></text:p>
      <text:p text:style-name="P2"><text:span text:style-name="T5"/></text:p>
      <text:p text:style-name="P2"><text:span text:style-name="T5"/></text:p>
      <text:p text:style-name="P2"><text:span text:style-name="T5"/></text:p>
      <text:p text:style-name="P2"><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6-01-31T13:52:44.43</meta:creation-date>
    <dc:date>2026-01-31T14:20:08.87</dc:date>
    <meta:editing-duration>PT27M27S</meta:editing-duration>
    <meta:editing-cycles>2</meta:editing-cycles>
    <meta:generator>OpenOffice/4.1.15$Win32 OpenOffice.org_project/4115m2$Build-9813</meta:generator>
    <meta:document-statistic meta:table-count="0" meta:image-count="0" meta:object-count="0" meta:page-count="1" meta:paragraph-count="5" meta:word-count="127" meta:character-count="628"/>
  </office:meta>
</office:document-meta>
</file>